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1.34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15.4cm"/>
    </style:style>
    <style:style style:name="gr3" style:family="graphic" style:parent-style-name="standard">
      <style:graphic-properties draw:textarea-horizontal-align="justify" draw:textarea-vertical-align="middle" draw:auto-grow-height="false" fo:min-height="3.05cm" fo:min-width="4.2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4.2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5.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6.2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2.4cm" svg:x="1.311cm" svg:y="8.131cm">
          <text:p text:style-name="P1">WW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5.9cm" svg:height="1.9cm" svg:x="11.6cm" svg:y="8.3cm">
          <text:p text:style-name="P1">KVM-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7cm" svg:height="3.3cm" svg:x="11.9cm" svg:y="3.9cm">
          <text:p text:style-name="P1">PXE-Server</text:p>
          <text:p text:style-name="P1"><text:span text:style-name="T1">Dhcp</text:span></text:p>
          <text:p text:style-name="P1"><text:span text:style-name="T1">Key-Check</text:span><text:span text:style-name="T1"><text:line-break/></text:span><text:span text:style-name="T1">pxe(nfs, tftp)</text:span></text:p>
          <text:p text:style-name="P1"><text:span text:style-name="T1">WOL cli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2.7cm" svg:x="16.9cm" svg:y="4.3cm">
          <text:p text:style-name="P1">Firewall</text:p>
          <text:p text:style-name="P1"><text:span text:style-name="T1">Content fil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cm" svg:height="0.7cm" svg:x="12.3cm" svg:y="8.8cm">
          <text:p text:style-name="P1">Net:ex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7cm" svg:y1="9cm" svg:x2="17.2cm" svg:y2="6.9cm">
          <text:p/>
        </draw:line>
        <draw:custom-shape draw:style-name="gr5" draw:text-style-name="P1" draw:layer="layout" svg:width="3.2cm" svg:height="0.7cm" svg:x="21.9cm" svg:y="9cm">
          <text:p text:style-name="P1">Net:px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0.8cm" svg:y1="6.9cm" svg:x2="23.4cm" svg:y2="9.1cm">
          <text:p/>
        </draw:line>
        <draw:line draw:style-name="gr6" draw:text-style-name="P2" draw:layer="layout" svg:x1="15.8cm" svg:y1="5.6cm" svg:x2="22.3cm" svg:y2="9.2cm">
          <text:p/>
        </draw:line>
        <draw:custom-shape draw:style-name="gr7" draw:text-style-name="P1" draw:layer="layout" svg:width="5.9cm" svg:height="1.5cm" svg:x="12.3cm" svg:y="12.7cm">
          <text:p text:style-name="P1">Client1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2.5cm" svg:y1="9.6cm" svg:x2="17.6cm" svg:y2="13cm">
          <text:p/>
        </draw:line>
        <draw:line draw:style-name="gr6" draw:text-style-name="P2" draw:layer="layout" svg:x1="13.1cm" svg:y1="8.8cm" svg:x2="13.4cm" svg:y2="6.9cm">
          <text:p/>
        </draw:line>
        <draw:frame draw:style-name="gr8" draw:text-style-name="P4" draw:layer="layout" svg:width="5.3cm" svg:height="1.673cm" draw:transform="rotate (-0.494975375865592) translate (15.815cm 4.969cm)">
          <draw:text-box>
            <text:p text:style-name="P3"><text:span text:style-name="T2">192.168.101.2</text:span></text:p>
          </draw:text-box>
        </draw:frame>
        <draw:custom-shape draw:style-name="gr9" draw:text-style-name="P1" draw:layer="layout" svg:width="4.9cm" svg:height="2.1cm" svg:x="6cm" svg:y="8.2cm">
          <text:p text:style-name="P1">Router</text:p>
          <text:p text:style-name="P1">dhcp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4cm" svg:y1="9.6cm" svg:x2="7.1cm" svg:y2="9.3cm">
          <text:p/>
        </draw:line>
        <draw:line draw:style-name="gr6" draw:text-style-name="P2" draw:layer="layout" svg:x1="10.2cm" svg:y1="9.3cm" svg:x2="12.2cm" svg:y2="9.3cm">
          <text:p/>
        </draw:line>
        <draw:frame draw:style-name="gr8" draw:text-style-name="P4" draw:layer="layout" svg:width="5.3cm" svg:height="1.673cm" draw:transform="rotate (0.540703002267843) translate (17.848cm 11.973cm)">
          <draw:text-box>
            <text:p text:style-name="P3"><text:span text:style-name="T2">192.168.101.10-49</text:span></text:p>
            <text:p text:style-name="P3"><text:span text:style-name="T2"/></text:p>
          </draw:text-box>
        </draw:frame>
        <draw:custom-shape draw:style-name="gr10" draw:text-style-name="P1" draw:layer="layout" svg:width="6.7cm" svg:height="2.9cm" svg:x="4.1cm" svg:y="14.3cm">
          <text:p text:style-name="P1">Tablet</text:p>
          <text:p text:style-name="P1"><text:span text:style-name="T1">Plan anzeigen</text:span></text:p>
          <text:p text:style-name="P1"><text:span text:style-name="T1">WOL Server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8.7cm" svg:y1="10cm" svg:x2="7.9cm" svg:y2="14.6cm">
          <text:p text:style-name="P1">WLAN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6T17:22:56.019289300</meta:creation-date>
    <dc:date>2016-11-26T17:53:55.304647788</dc:date>
    <meta:editing-duration>PT9M7S</meta:editing-duration>
    <meta:editing-cycles>1</meta:editing-cycles>
    <meta:document-statistic meta:object-count="19"/>
    <meta:generator>LibreOffice/5.1.4.2$Linux_X86_64 LibreOffice_project/10m0$Build-2</meta:generator>
  </office:meta>
</office:document-meta>
</file>